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190B8D1F3E3E6000A4B.png" manifest:media-type="image/png"/>
  <manifest:file-entry manifest:full-path="Pictures/10000000000001F500000190359C22C69581F548.png" manifest:media-type="image/png"/>
  <manifest:file-entry manifest:full-path="Pictures/100000000000031D0000024CF73BA2056F3B9045.png" manifest:media-type="image/png"/>
  <manifest:file-entry manifest:full-path="Pictures/100000000000032400000254AF4128DC96BEEC54.png" manifest:media-type="image/png"/>
  <manifest:file-entry manifest:full-path="Pictures/100000000000032400000255671BBA33096829E4.png" manifest:media-type="image/png"/>
  <manifest:file-entry manifest:full-path="Pictures/10000000000003210000025863F2DAA8902E59C8.png" manifest:media-type="image/png"/>
  <manifest:file-entry manifest:full-path="Pictures/10000000000002530000018E808B785F2B9FBE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806cm" svg:height="10.994cm" draw:z-index="0"><draw:image xlink:href="Pictures/100000000000032400000255671BBA33096829E4.png" xlink:type="simple" xlink:show="embed" xlink:actuate="onLoad" loext:mime-type="image/png"/></draw:frame></text:p>
      <text:p text:style-name="Standard"><draw:frame draw:style-name="fr1" draw:name="Image2" text:anchor-type="paragraph" svg:width="15.275cm" svg:height="11.269cm" draw:z-index="1"><draw:image xlink:href="Pictures/100000000000031D0000024CF73BA2056F3B90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13.256cm" svg:height="10.583cm" draw:z-index="2"><draw:image xlink:href="Pictures/10000000000001F500000190359C22C69581F548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17cm" svg:height="12.601cm" draw:z-index="3"><draw:image xlink:href="Pictures/100000000000032400000254AF4128DC96BEEC54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width="13.585cm" svg:height="10.176cm" draw:z-index="6"><draw:image xlink:href="Pictures/10000000000003210000025863F2DAA8902E59C8.png" xlink:type="simple" xlink:show="embed" xlink:actuate="onLoad" loext:mime-type="image/png"/></draw:frame><text:soft-page-break/></text:p>
      <text:p text:style-name="Standard"/>
      <text:p text:style-name="Standard"><draw:frame draw:style-name="fr3" draw:name="Image5" text:anchor-type="paragraph" svg:width="15.743cm" svg:height="10.53cm" draw:z-index="4"><draw:image xlink:href="Pictures/10000000000002530000018E808B785F2B9FBE79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6" text:anchor-type="paragraph" svg:width="15.716cm" svg:height="10.583cm" draw:z-index="5"><draw:image xlink:href="Pictures/100000000000025200000190B8D1F3E3E6000A4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04:52.185669590</meta:creation-date>
    <dc:date>2019-02-25T14:08:39.461097906</dc:date>
    <meta:editing-duration>PT3M47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